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f5ac" officeooo:paragraph-rsid="0005f5ac"/>
    </style:style>
    <style:style style:name="P2" style:family="paragraph" style:parent-style-name="Text_20_body">
      <style:text-properties officeooo:paragraph-rsid="0005f5ac"/>
    </style:style>
    <style:style style:name="P3" style:family="paragraph" style:parent-style-name="Text_20_body">
      <style:text-properties officeooo:paragraph-rsid="00060d4b"/>
    </style:style>
    <style:style style:name="T1" style:family="text">
      <style:text-properties officeooo:rsid="0005f5ac"/>
    </style:style>
    <style:style style:name="T2" style:family="text">
      <style:text-properties officeooo:rsid="00060d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DdeLink__0_3680298427"/>Atividade Implementação 2</text:h>
      <text:p text:style-name="Text_20_body">1- Compare com o projeto 1 e comente as diferenças.</text:p>
      <text:p text:style-name="P2"><text:span text:style-name="T1">A principio nestes exemplos implementados não vemos muita diferença entre as duas implementações.</text:span></text:p>
      <text:p text:style-name="Text_20_body">2- O que acontece se a linha t.start() for removida ou comentada na classe ExemploThread1.</text:p>
      <text:p text:style-name="P1">Quando comentamos o t.start() não inicializamos a thread. <text:span text:style-name="T2">Neste caso a thread está sendo chamada de forma recursiva e com isso o start do objeto “t” criado não será chamado, com isso não temos a execução do método run(). </text:span></text:p>
      <text:p text:style-name="Text_20_body">3- A ordem inicial e final de execução destas threads varia?</text:p>
      <text:p text:style-name="P3"><text:span text:style-name="T2">A ordem inicial não vai mudar, vai ser sempre quando for inicializada, porém a ordem final vai ser determinada pelo escalonador.</text:span></text:p>
      <text:p text:style-name="Text_20_body">4- Comente e poste o código da classe ExemploThread1.</text:p>
      <text:p text:style-name="Text_20_body"/>
      <text:p text:style-name="Text_20_body">/**</text:p>
      <text:p text:style-name="Text_20_body"><text:s/>*</text:p>
      <text:p text:style-name="Text_20_body"><text:s/>* @author aluno</text:p>
      <text:p text:style-name="Text_20_body"><text:s/>*/</text:p>
      <text:p text:style-name="Text_20_body">public class ExemploThread1 extends Thread {</text:p>
      <text:p text:style-name="Text_20_body"/>
      <text:p text:style-name="Text_20_body"><text:s text:c="4"/>private Thread t;</text:p>
      <text:p text:style-name="Text_20_body"><text:s text:c="4"/>private String nomeThread;</text:p>
      <text:p text:style-name="Text_20_body"><text:s text:c="4"/>//Construtor da classe Exemplo</text:p>
      <text:p text:style-name="Text_20_body"><text:s text:c="4"/>public ExemploThread1(String nome) {</text:p>
      <text:p text:style-name="Text_20_body"><text:s text:c="8"/>this.nomeThread = nome;</text:p>
      <text:p text:style-name="Text_20_body"><text:s text:c="8"/>System.out.println("Criando" + nomeThread);</text:p>
      <text:p text:style-name="Text_20_body"><text:s text:c="4"/>}</text:p>
      <text:p text:style-name="Text_20_body"><text:s text:c="4"/>// Implementação do metodo run herdado da classe Thread</text:p>
      <text:p text:style-name="Text_20_body"><text:s text:c="4"/>@Override</text:p>
      <text:p text:style-name="Text_20_body"><text:s text:c="4"/>public void run() {</text:p>
      <text:p text:style-name="Text_20_body"><text:s text:c="8"/>System.out.println("Executando" + nomeThread);</text:p>
      <text:p text:style-name="Text_20_body"/>
      <text:p text:style-name="Text_20_body"><text:s text:c="8"/>try {</text:p>
      <text:p text:style-name="Text_20_body"><text:soft-page-break/><text:s text:c="12"/>for (int i = 4; i &gt; 0; i--) { // For para testar o programa</text:p>
      <text:p text:style-name="Text_20_body"><text:s text:c="16"/>System.out.println("Thread" + nomeThread + " ," + i);</text:p>
      <text:p text:style-name="Text_20_body"/>
      <text:p text:style-name="Text_20_body"><text:s text:c="16"/>//Let the thread sleep for a while.</text:p>
      <text:p text:style-name="Text_20_body"><text:s text:c="16"/>// Tempo para poder testar as threads criadas</text:p>
      <text:p text:style-name="Text_20_body"><text:s text:c="16"/>Thread.sleep(50); </text:p>
      <text:p text:style-name="Text_20_body"/>
      <text:p text:style-name="Text_20_body"><text:s text:c="12"/>}</text:p>
      <text:p text:style-name="Text_20_body"/>
      <text:p text:style-name="Text_20_body"><text:s text:c="8"/>} catch (InterruptedException e) {</text:p>
      <text:p text:style-name="Text_20_body"><text:s text:c="12"/>System.out.println("Thread" + nomeThread + "interrompida");</text:p>
      <text:p text:style-name="Text_20_body"><text:s text:c="8"/>}</text:p>
      <text:p text:style-name="Text_20_body"><text:s text:c="8"/>// Fim da execução da Thread</text:p>
      <text:p text:style-name="Text_20_body"><text:s text:c="8"/>System.out.println("Thread" + nomeThread + "saindo");</text:p>
      <text:p text:style-name="Text_20_body"/>
      <text:p text:style-name="Text_20_body"><text:s text:c="4"/>}</text:p>
      <text:p text:style-name="Text_20_body"><text:s text:c="4"/>// Implementação do método start() herdado do thread</text:p>
      <text:p text:style-name="Text_20_body"><text:s text:c="4"/>// Este método é usado para iniciar a chamada da thread</text:p>
      <text:p text:style-name="Text_20_body"><text:s text:c="4"/>@Override</text:p>
      <text:p text:style-name="Text_20_body"><text:s text:c="4"/>public void start() {</text:p>
      <text:p text:style-name="Text_20_body"><text:s text:c="8"/>System.out.println("Iniciando" + nomeThread);</text:p>
      <text:p text:style-name="Text_20_body"/>
      <text:p text:style-name="Text_20_body"><text:s text:c="8"/>if (t == null) {</text:p>
      <text:p text:style-name="Text_20_body"><text:s text:c="12"/>t = new Thread(this, nomeThread);</text:p>
      <text:p text:style-name="Text_20_body"><text:s text:c="12"/>t.start();</text:p>
      <text:p text:style-name="Text_20_body"><text:s text:c="8"/>}</text:p>
      <text:p text:style-name="Text_20_body"><text:s text:c="4"/>}</text:p>
      <text:p text:style-name="Text_20_body"/>
      <text:p text:style-name="Text_20_body">}<text:bookmark-end text:name="__DdeLink__0_36802984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1:22:26.640896246</meta:creation-date>
    <dc:date>2019-02-26T21:54:01.277279616</dc:date>
    <meta:editing-duration>PT11M13S</meta:editing-duration>
    <meta:editing-cycles>2</meta:editing-cycles>
    <meta:generator>LibreOffice/6.1.4.2$Linux_X86_64 LibreOffice_project/9d0f32d1f0b509096fd65e0d4bec26ddd1938fd3</meta:generator>
    <meta:document-statistic meta:table-count="0" meta:image-count="0" meta:object-count="0" meta:page-count="2" meta:paragraph-count="48" meta:word-count="279" meta:character-count="2002" meta:non-whitespace-character-count="1499"/>
  </office:meta>
</office:document-meta>
</file>